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GT Pressura Mono" svg:font-family="'GT Pressura Mono'" style:font-pitch="fixed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Helvetica Neue" fo:font-size="10pt" officeooo:rsid="0017e1f0" officeooo:paragraph-rsid="0017e1f0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Helvetica Neue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Helvetica Neue" fo:font-size="10pt" officeooo:rsid="0016c6a7" officeooo:paragraph-rsid="0016c6a7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Helvetica Neue" fo:font-size="10pt" officeooo:rsid="0016c6a7" officeooo:paragraph-rsid="0017e1f0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Helvetica Neue" fo:font-size="10pt" fo:font-weight="normal" officeooo:rsid="0016c6a7" officeooo:paragraph-rsid="0016c6a7" style:font-size-asian="10pt" style:font-size-complex="10pt" style:text-rotation-angle="9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Helvetica Neue" fo:font-size="10pt" fo:font-weight="normal" officeooo:rsid="0016c6a7" officeooo:paragraph-rsid="0017e1f0" style:font-size-asian="10pt" style:font-size-complex="10pt" style:text-rotation-angle="90" style:text-rotation-scale="line-height"/>
    </style:style>
    <style:style style:name="P7" style:family="paragraph" style:parent-style-name="Standard">
      <style:paragraph-properties fo:margin-top="0in" fo:margin-bottom="0in" loext:contextual-spacing="false" fo:line-height="100%" fo:padding="0.0201in" fo:border="0.06pt solid #000000"/>
      <style:text-properties style:text-line-through-style="none" style:text-line-through-type="none" style:font-name="GT Pressura Mono" fo:font-size="8.5pt" style:font-size-asian="8.5pt" style:font-size-complex="8.5pt"/>
    </style:style>
    <style:style style:name="P8" style:family="paragraph" style:parent-style-name="Standard">
      <style:paragraph-properties fo:margin-top="0in" fo:margin-bottom="0in" loext:contextual-spacing="false" fo:line-height="100%" fo:padding="0.0201in" fo:border="0.06pt solid #000000"/>
      <style:text-properties style:text-line-through-style="none" style:text-line-through-type="none" style:font-name="GT Pressura Mono" fo:font-size="8.5pt" officeooo:rsid="001ae9ff" officeooo:paragraph-rsid="001ae9ff" style:font-size-asian="8.5pt" style:font-size-complex="8.5pt"/>
    </style:style>
    <style:style style:name="P9" style:family="paragraph" style:parent-style-name="Standard">
      <style:paragraph-properties fo:margin-top="0in" fo:margin-bottom="0in" loext:contextual-spacing="false" fo:line-height="100%" fo:padding="0.0201in" fo:border="0.06pt solid #000000"/>
    </style:style>
    <style:style style:name="T1" style:family="text">
      <style:text-properties officeooo:rsid="0016c6a7"/>
    </style:style>
    <style:style style:name="T2" style:family="text">
      <style:text-properties style:text-line-through-style="none" style:text-line-through-type="none" style:font-name="GT Pressura Mono" fo:font-size="8.5pt" style:font-size-asian="8.5pt" style:font-size-complex="8.5pt"/>
    </style:style>
    <style:style style:name="Sect1" style:family="section">
      <style:section-properties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8"># Python Algorithm</text:p>
        <text:p text:style-name="P7"/>
        <text:p text:style-name="P7"># CALCULATING PRESSURE DROP</text:p>
        <text:p text:style-name="P7"># condition: RADIAL, TRANSIENT flow, and SLIGHTLY COMPRESSIBLE fluid</text:p>
        <text:p text:style-name="P7"># Craft &amp; Hawkins, 1959</text:p>
        <text:p text:style-name="P7"/>
        <text:p text:style-name="P7"># initialize Python library</text:p>
        <text:p text:style-name="P7">import math</text:p>
        <text:p text:style-name="P7">import matplotlib.pyplot as plt</text:p>
        <text:p text:style-name="P7">from scipy.special import expi as expi</text:p>
        <text:p text:style-name="P7">import numpy as np</text:p>
        <text:p text:style-name="P7"/>
        <text:p text:style-name="P7"># initialize empty array</text:p>
        <text:p text:style-name="P7">p_drop = []</text:p>
        <text:p text:style-name="P7">x = []</text:p>
        <text:p text:style-name="P7">E = []</text:p>
        <text:p text:style-name="P7"/>
        <text:p text:style-name="P7">t = []</text:p>
        <text:p text:style-name="P7">r = []</text:p>
        <text:p text:style-name="P7"/>
        <text:p text:style-name="P7"># initialize value for pressure drop calculation</text:p>
        <text:p text:style-name="P7">pi = float(2500)<text:tab/># initial pressure (psia)</text:p>
        <text:p text:style-name="P7">q = float(300)<text:tab/># flow rate (STB/day)</text:p>
        <text:p text:style-name="P7">B = float(1.32)<text:tab/># formation volume factor (bbl/STB)</text:p>
        <text:p text:style-name="P7">mu = float(0.44)<text:tab/># viscosity (cp (centipoise))</text:p>
        <text:p text:style-name="P7">k = float(25)<text:tab/><text:tab/># permeability (mD)</text:p>
        <text:p text:style-name="P7">h = float(45)<text:tab/><text:tab/># depth (feet)</text:p>
        <text:p text:style-name="P7">c = float(18E-6)<text:tab/># isothermal compressibility (1/psi)</text:p>
        <text:p text:style-name="P7">phi = float(0.16)<text:tab/># porosity (pore/bulk volume ratio)</text:p>
        <text:p text:style-name="P7"/>
        <text:p text:style-name="P7">def x_func(phi, mu, c, r, k, t):</text:p>
        <text:p text:style-name="P7"><text:tab/>"""x function for mathematical exponential integral function"""</text:p>
        <text:p text:style-name="P7"><text:tab/>return round(float(phi * mu * c * r**2 / (0.00105 * k * t * 24)), 10)</text:p>
        <text:p text:style-name="P7"/>
        <text:p text:style-name="P7">def PressureDrop(pi, q, mu, B, k, h, E):</text:p>
        <text:p text:style-name="P7"><text:tab/>"""pressure drop function"""</text:p>
        <text:p text:style-name="P7"><text:tab/>return round(pi - (70.6 * q * mu * B / (k * h) * -1 * E), 10)</text:p>
        <text:p text:style-name="P7"/>
        <text:p text:style-name="P7"># attempt inputs</text:p>
        <text:p text:style-name="P7">nt = int(input('masukkan banyak t: \n'))</text:p>
        <text:p text:style-name="P7"/>
        <text:p text:style-name="P7">for i in range(0, nt):</text:p>
        <text:p text:style-name="P7"><text:tab/>t.append(float(input('masukkan nilai t ke-' + str(i + 1) + ': \n')))</text:p>
        <text:p text:style-name="P7"/>
        <text:p text:style-name="P7">nr = int(input('masukkan banyak r: \n'))</text:p>
        <text:p text:style-name="P7"/>
        <text:p text:style-name="P7">for i in range(0, nr):</text:p>
        <text:p text:style-name="P7"><text:tab/>r.append(float(input('masukkan nilai r ke-' + str(i + 1) + ': \n')))</text:p>
        <text:p text:style-name="P7"/>
        <text:p text:style-name="P7"># filling data</text:p>
        <text:p text:style-name="P7">for i in range(0, nt):</text:p>
        <text:p text:style-name="P7"><text:tab/># init empty list for pressure drop and x for integral function</text:p>
        <text:p text:style-name="P7"><text:tab/>p_drop.append([])</text:p>
        <text:p text:style-name="P7"><text:tab/>x.append([])</text:p>
        <text:p text:style-name="P7"><text:tab/>E.append([])</text:p>
        <text:p text:style-name="P7"/>
        <text:p text:style-name="P7"><text:tab/># filling data process</text:p>
        <text:p text:style-name="P7"><text:tab/>for j in range(0, nr):</text:p>
        <text:p text:style-name="P7"><text:tab/><text:tab/>x[i].append(x_func(phi, mu, c, r[j], k, t[i]))</text:p>
        <text:p text:style-name="P7"><text:tab/><text:tab/>E[i].append(expi(-1 * x[i][j]))</text:p>
        <text:p text:style-name="P7"><text:tab/><text:tab/>p_drop[i].append(PressureDrop(pi, q, mu, B, k, h, E[i][j]))</text:p>
        <text:p text:style-name="P7"><text:tab/><text:tab/># print(t[i], r[j], x[i][j], E[i][j], p_drop[i][j])</text:p>
        <text:p text:style-name="P7"/>
        <text:p text:style-name="P7"># save data to csv format</text:p>
        <text:p text:style-name="P7">np.savetxt("x-value.csv", np.row_stack(x), delimiter=",", fmt='%s')</text:p>
        <text:p text:style-name="P7">np.savetxt("E-value.csv", np.row_stack(E), delimiter=",", fmt='%s')</text:p>
        <text:p text:style-name="P7">np.savetxt("pressure_drop.csv", np.row_stack(p_drop), delimiter=",", fmt='%s')</text:p>
        <text:p text:style-name="P7"/>
        <text:p text:style-name="P7"># plotting</text:p>
        <text:p text:style-name="P7">fig = plt.figure()</text:p>
        <text:p text:style-name="P7">ax1 = fig.add_subplot(1, 1, 1)</text:p>
        <text:p text:style-name="P7"/>
        <text:p text:style-name="P7"># normal plot</text:p>
        <text:p text:style-name="P7">for i in range(0, nt):</text:p>
        <text:p text:style-name="P7"><text:tab/>ax1.scatter(r, p_drop[i], label="t = " + str(t[i]) + " days")</text:p>
        <text:p text:style-name="P7"/>
        <text:p text:style-name="P7">plt.title('PRESURE DROP VALUE\nTRANSIENT RADIAL FLOW, INCOMPRESSIBLE FLUID\nNORMAL CARTESIAN SCALE')</text:p>
        <text:p text:style-name="P7">plt.xlabel('radius (ft)')</text:p>
        <text:p text:style-name="P7">plt.ylabel('pressure (psia)')</text:p>
        <text:p text:style-name="P7"/>
        <text:p text:style-name="P7">ax1.legend()</text:p>
        <text:p text:style-name="P7">plt.savefig('normal.png')</text:p>
        <text:p text:style-name="P7"/>
        <text:p text:style-name="P7"/>
        <text:p text:style-name="P7"># semilog plot</text:p>
        <text:p text:style-name="P7">fig = plt.figure()</text:p>
        <text:p text:style-name="P7">ax2 = fig.add_subplot(1, 1, 1)</text:p>
        <text:p text:style-name="P7"/>
        <text:p text:style-name="P7">for i in range(0, nt):</text:p>
        <text:p text:style-name="P7"><text:tab/>ax2.scatter(r, p_drop[i], label="t = " + str(t[i]) + " days")</text:p>
        <text:p text:style-name="P7"/>
        <text:p text:style-name="P7">ax2.set_xscale('log')</text:p>
        <text:p text:style-name="P7"/>
        <text:p text:style-name="P7">plt.title('PRESURE DROP VALUE\nTRANSIENT RADIAL FLOW, INCOMPRESSIBLE FLUID\nNORMAL CARTESIAN SCALE')</text:p>
        <text:p text:style-name="P7">plt.xlabel('radius (ft)'<text:span text:style-name="T1">)</text:span></text:p>
        <text:p text:style-name="P7">plt.ylabel('pressure (psia)')</text:p>
        <text:p text:style-name="P7"/>
        <text:p text:style-name="P7">ax2.legend()</text:p>
        <text:p text:style-name="P9"><text:span text:style-name="T2">plt.savefig('semilog.png')</text:span></text:p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GT Pressura Mono" svg:font-family="'GT Pressura Mono'" style:font-pitch="fixed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8T20:35:17.910440217</meta:creation-date>
    <dc:date>2020-02-09T00:51:02.805686713</dc:date>
    <meta:editing-duration>PT24M38S</meta:editing-duration>
    <meta:editing-cycles>4</meta:editing-cycles>
    <meta:generator>LibreOffice/6.3.4.2$Linux_X86_64 LibreOffice_project/30$Build-2</meta:generator>
    <meta:document-statistic meta:table-count="0" meta:image-count="0" meta:object-count="0" meta:page-count="1" meta:paragraph-count="75" meta:word-count="388" meta:character-count="2614" meta:non-whitespace-character-count="2277"/>
  </office:meta>
</office:document-meta>
</file>